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background-color="#cccccc"/>
    </style:style>
    <style:style style:name="P2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0" style:family="text">
      <style:text-properties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orization-Enhanc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77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6.422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flow 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78cm" svg:y1="9.396cm" svg:x2="18.872cm" svg:y2="10.565cm" draw:start-shape="id11" draw:start-glue-point="3" draw:end-shape="id1" draw:end-glue-point="0" svg:d="M21778 9396h-2906v1169" svg:viewBox="0 0 2907 1170">
          <text:p/>
        </draw:connector>
        <draw:connector draw:style-name="gr21" draw:text-style-name="P15" draw:layer="layout" svg:x1="6.777cm" svg:y1="8.66cm" svg:x2="22.878cm" svg:y2="8.66cm" draw:start-shape="id9" draw:start-glue-point="0" draw:end-shape="id11" draw:end-glue-point="0" svg:d="M6777 8660v-514h16101v514" svg:viewBox="0 0 16102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78cm" svg:y2="10.133cm" draw:start-shape="id6" draw:start-glue-point="0" draw:end-shape="id11" draw:end-glue-point="2" svg:d="M22877 13195l1-3062" svg:viewBox="0 0 2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25cm" svg:height="0.642cm" svg:x="8.249cm" svg:y="17.417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.25cm" svg:height="0.642cm" svg:x="24.352cm" svg:y="17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1.459cm" svg:height="0.642cm" svg:x="10.804cm" svg:y="12.187cm">
          <text:list text:style-name="L1">
            <text:list-header>
              <text:p text:style-name="P21"><text:span text:style-name="T10">POP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1" draw:layer="layout" svg:width="1.459cm" svg:height="0.642cm" svg:x="18.907cm" svg:y="12.199cm">
          <text:list text:style-name="L1">
            <text:list-header>
              <text:p text:style-name="P10"><text:span text:style-name="T4">PO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3" draw:layer="layout" svg:width="1.497cm" svg:height="0.642cm" svg:x="8.629cm" svg:y="8.7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3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4" draw:text-style-name="P24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8T09:26:49.814161921</dc:date>
    <dc:creator>Igor Zboran</dc:creator>
    <meta:editing-duration>PT10H20M49S</meta:editing-duration>
    <meta:editing-cycles>71</meta:editing-cycles>
    <meta:generator>LibreOffice/6.4.5.2$Linux_X86_64 LibreOffice_project/1ed6aca320d7f4d82924e6cec66e4f7527376448</meta:generator>
    <meta:document-statistic meta:object-count="53"/>
  </office:meta>
</office:document-meta>
</file>